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Normal" style:list-style-name="LFO1" style:family="paragraph">
      <style:text-properties fo:font-size="14pt" style:font-size-asian="14pt" style:font-size-complex="14pt"/>
    </style:style>
    <style:style style:name="P14" style:parent-style-name="Normal" style:list-style-name="LFO1" style:family="paragraph">
      <style:text-properties fo:font-size="14pt" style:font-size-asian="14pt" style:font-size-complex="14pt"/>
    </style:style>
    <style:style style:name="P15" style:parent-style-name="Normal" style:list-style-name="LFO1" style:family="paragraph">
      <style:text-properties fo:font-size="14pt" style:font-size-asian="14pt" style:font-size-complex="14pt" fo:background-color="#FFFF00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P19" style:parent-style-name="Normal" style:list-style-name="LFO1" style:family="paragraph"/>
    <style:style style:name="T20" style:parent-style-name="DefaultParagraphFont" style:family="text">
      <style:text-properties fo:font-size="14pt" style:font-size-asian="14pt" style:font-size-complex="14pt" fo:background-color="#FFFF00"/>
    </style:style>
    <style:style style:name="T21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00"/>
    </style:style>
    <style:style style:name="T22" style:parent-style-name="DefaultParagraphFont" style:family="text">
      <style:text-properties fo:font-size="14pt" style:font-size-asian="14pt" style:font-size-complex="14pt" fo:background-color="#FFFF00"/>
    </style:style>
    <style:style style:name="P23" style:parent-style-name="Normal" style:list-style-name="LFO1" style:family="paragraph">
      <style:text-properties fo:font-size="14pt" style:font-size-asian="14pt" style:font-size-complex="14pt"/>
    </style:style>
    <style:style style:name="P24" style:parent-style-name="Normal" style:list-style-name="LFO1" style:family="paragraph">
      <style:text-properties fo:font-size="14pt" style:font-size-asian="14pt" style:font-size-complex="14pt"/>
    </style:style>
    <style:style style:name="P25" style:parent-style-name="Normal" style:list-style-name="LFO1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LDAP vs Active Directory</text:p>
      <text:p text:style-name="Normal"><text:span text:style-name="T2">LDAP (Lightweight Directory Access Protocol)</text:span><text:span text:style-name="T3"><text:s/>e<text:s/></text:span><text:span text:style-name="T4">Active Directory (AD)</text:span><text:span text:style-name="T5"><text:s/>sono collegati, ma non sono la stessa cosa. Ecco una spiegazione:</text:span></text:p>
      <text:list text:style-name="LFO1" text:continue-numbering="true">
        <text:list-item>
          <text:p text:style-name="P6"><text:span text:style-name="T7">LDAP</text:span><text:span text:style-name="T8">:</text:span></text:p>
          <text:list text:continue-numbering="true">
            <text:list-item>
              <text:p text:style-name="P9"><text:span text:style-name="T10">È un<text:s/></text:span><text:span text:style-name="T11">protocollo standard</text:span><text:span text:style-name="T12"><text:s/>usato per accedere e gestire directory di informazioni.</text:span></text:p>
            </text:list-item>
            <text:list-item>
              <text:p text:style-name="P13">LDAP è come una lingua comune che i client e i server utilizzano per comunicare con una directory.</text:p>
            </text:list-item>
            <text:list-item>
              <text:p text:style-name="P14">Viene usato per interrogare e modificare le informazioni in directory come OpenLDAP, Active Directory, e altre.</text:p>
            </text:list-item>
            <text:list-item>
              <text:p text:style-name="P15">Le directory sono spesso strutturate in un albero gerarchico con utenti, gruppi, ruoli, ecc.</text:p>
            </text:list-item>
          </text:list>
        </text:list-item>
        <text:list-item>
          <text:p text:style-name="P16"><text:span text:style-name="T17">Active Directory</text:span><text:span text:style-name="T18">:</text:span></text:p>
          <text:list text:continue-numbering="true">
            <text:list-item>
              <text:p text:style-name="P19"><text:span text:style-name="T20">È un<text:s/></text:span><text:span text:style-name="T21">servizio directory</text:span><text:span text:style-name="T22"><text:s/>creato da Microsoft, che usa LDAP come uno dei protocolli per comunicare.</text:span></text:p>
            </text:list-item>
            <text:list-item>
              <text:p text:style-name="P23">Fornisce un’architettura centralizzata per gestire utenti, computer, risorse, e gruppi di sicurezza in una rete Windows.</text:p>
            </text:list-item>
            <text:list-item>
              <text:p text:style-name="P24">Funziona principalmente su reti aziendali e usa il protocollo LDAP per consentire l'accesso ai dati archiviati.</text:p>
            </text:list-item>
            <text:list-item>
              <text:p text:style-name="P25">Active Directory può fare molto di più rispetto a una directory LDAP generica (ad esempio, autenticazione, policy di sicurezza, gestione di domini, ecc.).</text:p>
            </text:list-item>
          </text:list>
        </text:list-item>
      </text:list>
      <text:p text:style-name="P26">Conclusione: LDAP è solo un protocollo; Active Directory è un prodotto che utilizza LDAP (e altri protocolli) per funzionare.</text:p>
      <text:p text:style-name="Normal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5T10:03:00Z</meta:creation-date>
    <dc:date>2024-11-25T10:08:00Z</dc:date>
    <meta:template xlink:href="Normal.dotm" xlink:type="simple"/>
    <meta:editing-cycles>1</meta:editing-cycles>
    <meta:editing-duration>PT300S</meta:editing-duration>
    <meta:document-statistic meta:page-count="1" meta:paragraph-count="2" meta:word-count="176" meta:character-count="1182" meta:row-count="8" meta:non-whitespace-character-count="1008"/>
  </office:meta>
</office:document-meta>
</file>